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5-01-03 16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4-01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3-01-09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2-01-05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1-01-11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20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9-01-1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7-12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6-12-29 17:1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6-01-12 16:2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4-01-08 16:30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3-01-07 18:3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2-01-11 17:14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0-12-29 19:0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10-01-12 17:16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8-12-17 15:41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8-01-10 15:53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7-01-18 14:4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6-01-09 16:5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6-01-09 16:0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5-01-12 17:26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4-01-07 18:1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3-01-11 17:4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3-01-11 16:27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2-01-08 20:59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1-01-07 18:2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2000-01-08 16:14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9-01-07 16:49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8-01-07 23:1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7-01-09 15:5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7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7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05100130401</text:p>
          </table:table-cell>
          <table:table-cell office:value-type="string" calcext:value-type="string">
            <text:p>1977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